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516" officeooo:paragraph-rsid="001f9516"/>
    </style:style>
    <style:style style:name="P2" style:family="paragraph" style:parent-style-name="Standard">
      <style:text-properties officeooo:paragraph-rsid="001f9516"/>
    </style:style>
    <style:style style:name="P3" style:family="paragraph" style:parent-style-name="Standard">
      <style:text-properties officeooo:paragraph-rsid="001f9516"/>
    </style:style>
    <style:style style:name="T1" style:family="text">
      <style:text-properties officeooo:rsid="001f9516"/>
    </style:style>
    <style:style style:name="T2" style:family="text">
      <style:text-properties officeooo:rsid="0021394b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1d19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f9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Fast Boot</text:span><text:span text:style-name="T1">: S</text:span>alir del POST y hacer que la velocidad de arranque sea más rápida.</text:p>
      <text:p text:style-name="P1"/>
      <text:p text:style-name="P2"><text:span text:style-name="T7">Secure Boot</text:span><text:span text:style-name="T1">: U</text:span>na opción que vino en las placas base <text:span text:style-name="T4">UEFI</text:span>, las que sustituyeron a la BIOS y que impedía, e impide, la ejecución de cualquier software no firmado o certificado. <text:span text:style-name="T2">Único y predeterminado. </text:span></text:p>
      <text:p text:style-name="P1"/>
      <text:p text:style-name="P2"><text:span text:style-name="T7">UEFI</text:span><text:span text:style-name="T1">: E</text:span>ncargado de las mismas funciones <text:span text:style-name="T5">que BIOS</text:span> pero ofrece mejoras desde una <text:span text:style-name="Strong_20_Emphasis"><text:span text:style-name="T4">interfaz gráfica más sencilla de utilizar a través de periféricos,</text:span></text:span><text:span text:style-name="Strong_20_Emphasis"> </text:span>ampliando las posibilidades y flexibilidad gracias a su programación en lenguaje C, la velocidad de arranque o nuevas funcionalidades imposibles de implementar en BIOS como el soporte para dispositivos como los discos duros con capacidad superior a los 2 T<text:span text:style-name="T5">b.</text:span></text:p>
      <text:p text:style-name="P1"/>
      <text:p text:style-name="P1"/>
      <text:p text:style-name="P1"><text:span text:style-name="T6">Legacy</text:span>: <text:span text:style-name="T5">Es un sistema informático como BIOS o UEFI, pero mas anticuado y más complicado de cambi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23:58.630292927</meta:creation-date>
    <dc:date>2018-10-05T09:02:18.577060802</dc:date>
    <meta:editing-duration>PT15M9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129" meta:character-count="780" meta:non-whitespace-character-count="654"/>
  </office:meta>
</office:document-meta>
</file>